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column table:style-name="co1" table:default-cell-style-name="ce1"/>
        <table:table-row table:style-name="ro1">
          <table:table-cell table:number-columns-repeated="8"/>
          <table:table-cell table:style-name="Default"/>
        </table:table-row>
        <table:table-row table:style-name="ro2">
          <table:table-cell table:number-columns-repeated="6"/>
          <table:table-cell office:value-type="string">
            <text:p>Dendrites</text:p>
          </table:table-cell>
          <table:table-cell office:value-type="string">
            <text:p>time</text:p>
          </table:table-cell>
          <table:table-cell table:style-name="Default" office:value-type="string">
            <text:p>Time per dend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A3]*[.B3];[.B3]*[.C3];[.C3]*[.D3])" office:value-type="float" office:value="1690">
            <text:p>1690</text:p>
          </table:table-cell>
          <table:table-cell office:value-type="float" office:value="4.3">
            <text:p>4.3</text:p>
          </table:table-cell>
          <table:table-cell table:formula="of:=[.H3]/[.G3]*1000" office:value-type="float" office:value="2.54437869822485">
            <text:p>2.5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A4]*[.B4];[.B4]*[.C4];[.C4]*[.D4])" office:value-type="float" office:value="3370">
            <text:p>3370</text:p>
          </table:table-cell>
          <table:table-cell office:value-type="float" office:value="7.5">
            <text:p>7.5</text:p>
          </table:table-cell>
          <table:table-cell table:formula="of:=[.H4]/[.G4]*1000" office:value-type="float" office:value="2.22551928783383">
            <text:p>2.2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A5]*[.B5];[.B5]*[.C5];[.C5]*[.D5])" office:value-type="float" office:value="4180">
            <text:p>4180</text:p>
          </table:table-cell>
          <table:table-cell office:value-type="float" office:value="8.1">
            <text:p>8.1</text:p>
          </table:table-cell>
          <table:table-cell table:formula="of:=[.H5]/[.G5]*1000" office:value-type="float" office:value="1.9377990430622">
            <text:p>1.9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table:formula="of:=SUM([.A6]*[.B6];[.B6]*[.C6];[.C6]*[.D6];[.D6]*[.E6])" office:value-type="float" office:value="4370">
            <text:p>4370</text:p>
          </table:table-cell>
          <table:table-cell office:value-type="float" office:value="8.9">
            <text:p>8.9</text:p>
          </table:table-cell>
          <table:table-cell table:formula="of:=[.H6]/[.G6]*1000" office:value-type="float" office:value="2.03661327231121">
            <text:p>2.0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table:formula="of:=SUM([.A7]*[.B7];[.B7]*[.C7];[.C7]*[.D7];[.D7]*[.E7])" office:value-type="float" office:value="12340">
            <text:p>12340</text:p>
          </table:table-cell>
          <table:table-cell office:value-type="float" office:value="21">
            <text:p>21</text:p>
          </table:table-cell>
          <table:table-cell table:formula="of:=[.H7]/[.G7]*1000" office:value-type="float" office:value="1.70178282009724">
            <text:p>1.7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40">
            <text:p>240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/>
          <table:table-cell table:formula="of:=SUM([.A8]*[.B8];[.B8]*[.C8];[.C8]*[.D8];[.D8]*[.E8])" office:value-type="float" office:value="30120">
            <text:p>30120</text:p>
          </table:table-cell>
          <table:table-cell office:value-type="float" office:value="40">
            <text:p>40</text:p>
          </table:table-cell>
          <table:table-cell table:formula="of:=[.H8]/[.G8]*1000" office:value-type="float" office:value="1.32802124833997">
            <text:p>1.3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20">
            <text:p>320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/>
          <table:table-cell table:formula="of:=SUM([.A9]*[.B9];[.B9]*[.C9];[.C9]*[.D9];[.D9]*[.E9])" office:value-type="float" office:value="39080">
            <text:p>39080</text:p>
          </table:table-cell>
          <table:table-cell office:value-type="float" office:value="49.9">
            <text:p>49.9</text:p>
          </table:table-cell>
          <table:table-cell table:formula="of:=[.H9]/[.G9]*1000" office:value-type="float" office:value="1.27686796315251">
            <text:p>1.2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20">
            <text:p>320</text:p>
          </table:table-cell>
          <table:table-cell office:value-type="float" office:value="160">
            <text:p>160</text:p>
          </table:table-cell>
          <table:table-cell office:value-type="float" office:value="80">
            <text:p>80</text:p>
          </table:table-cell>
          <table:table-cell/>
          <table:table-cell/>
          <table:table-cell table:formula="of:=SUM([.A10]*[.B10];[.B10]*[.C10];[.C10]*[.D10];[.D10]*[.E10])" office:value-type="float" office:value="74240">
            <text:p>74240</text:p>
          </table:table-cell>
          <table:table-cell office:value-type="float" office:value="85.7">
            <text:p>85.7</text:p>
          </table:table-cell>
          <table:table-cell table:formula="of:=[.H10]/[.G10]*1000" office:value-type="float" office:value="1.15436422413793">
            <text:p>1.1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20">
            <text:p>320</text:p>
          </table:table-cell>
          <table:table-cell office:value-type="float" office:value="160">
            <text:p>160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SUM([.A11]*[.B11];[.B11]*[.C11];[.C11]*[.D11];[.D11]*[.E11];[.E11]*[.F11])" office:value-type="float" office:value="77480">
            <text:p>77480</text:p>
          </table:table-cell>
          <table:table-cell office:value-type="float" office:value="91.5">
            <text:p>91.5</text:p>
          </table:table-cell>
          <table:table-cell table:formula="of:=[.H11]/[.G11]*1000" office:value-type="float" office:value="1.18094992256066">
            <text:p>1.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320">
            <text:p>320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SUM([.A12]*[.B12];[.B12]*[.C12];[.C12]*[.D12];[.D12]*[.E12];[.E12]*[.F12])" office:value-type="float" office:value="141480">
            <text:p>141480</text:p>
          </table:table-cell>
          <table:table-cell office:value-type="float" office:value="160">
            <text:p>160</text:p>
          </table:table-cell>
          <table:table-cell table:formula="of:=[.H12]/[.G12]*1000" office:value-type="float" office:value="1.13090189426067">
            <text:p>1.1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40">
            <text:p>640</text:p>
          </table:table-cell>
          <table:table-cell office:value-type="float" office:value="320">
            <text:p>320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SUM([.A13]*[.B13];[.B13]*[.C13];[.C13]*[.D13];[.D13]*[.E13];[.E13]*[.F13])" office:value-type="float" office:value="254120">
            <text:p>254120</text:p>
          </table:table-cell>
          <table:table-cell office:value-type="float" office:value="270">
            <text:p>270</text:p>
          </table:table-cell>
          <table:table-cell table:formula="of:=[.H13]/[.G13]*1000" office:value-type="float" office:value="1.06249016212813">
            <text:p>1.0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40">
            <text:p>640</text:p>
          </table:table-cell>
          <table:table-cell office:value-type="float" office:value="320">
            <text:p>320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/>
          <table:table-cell table:formula="of:=SUM([.A14]*[.B14];[.B14]*[.C14];[.C14]*[.D14];[.D14]*[.E14];[.E14]*[.F14])" office:value-type="float" office:value="250960">
            <text:p>250960</text:p>
          </table:table-cell>
          <table:table-cell office:value-type="float" office:value="263">
            <text:p>263</text:p>
          </table:table-cell>
          <table:table-cell table:formula="of:=[.H14]/[.G14]*1000" office:value-type="float" office:value="1.04797577303156">
            <text:p>1.0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9" number:min-integer-digits="1"/>
    </number:number-style>
    <number:number-style style:name="N117">
      <number:number number:decimal-places="8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4">02/24/2016</text:date>, <text:time>22:1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Bright</meta:initial-creator>
    <meta:creation-date>2016-02-19T23:10:03.74</meta:creation-date>
    <dc:date>2016-02-24T22:10:13.43</dc:date>
    <dc:creator>Jason Bright</dc:creator>
    <meta:editing-duration>P4DT19H3S</meta:editing-duration>
    <meta:editing-cycles>1</meta:editing-cycles>
    <meta:document-statistic meta:table-count="3" meta:cell-count="100" meta:object-count="0"/>
    <meta:generator>OpenOffice/4.1.0$Win32 OpenOffice.org_project/410m18$Build-9764</meta:generator>
  </office:meta>
</office:document-meta>
</file>